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4925in" fo:margin-right="0in" fo:text-indent="0in" style:auto-text-indent="false"/>
    </style:style>
    <style:style style:name="P3" style:family="paragraph" style:parent-style-name="Standard" style:list-style-name="L2">
      <style:paragraph-properties fo:margin-left="0.4925in" fo:margin-right="0in" fo:text-indent="0in" style:auto-text-indent="false"/>
    </style:style>
    <style:style style:name="P4" style:family="paragraph" style:parent-style-name="Standard" style:list-style-name="L3">
      <style:paragraph-properties fo:margin-left="0.4925in" fo:margin-right="0in" fo:text-indent="0in" style:auto-text-indent="false"/>
    </style:style>
    <style:style style:name="P5" style:family="paragraph" style:parent-style-name="Standard" style:list-style-name="L2">
      <style:paragraph-properties fo:margin-left="0in" fo:margin-right="0in" fo:text-indent="-0.25in" style:auto-text-indent="false"/>
    </style:style>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nexe au compte rendu d'activités </text:p>
      <text:p text:style-name="P1">d'Antonin Loury </text:p>
      <text:p text:style-name="P1">pour la période du 17/09/2012 au 28/09/2012</text:p>
      <text:p text:style-name="Standard"/>
      <text:p text:style-name="Standard"><text:s/></text:p>
      <text:p text:style-name="Standard">Cette synthèse a pour objectif de décrire mes actions dans le cadre de la recherche sur le projet Generic System. Suite à une évolution majeure du modèle sur lequel repose le projet, j'ai été amené à tavailler <text:s text:c="2"/>sur l'adaptation des algorithmes existants.</text:p>
      <text:p text:style-name="Standard"/>
      <text:p text:style-name="Standard"/>
      <text:p text:style-name="Standard">Réflexion et modification d'implémentations pour la prise en compte du nouveau modèle :</text:p>
      <text:p text:style-name="Standard"/>
      <text:p text:style-name="P2">1. Evolutions du modèle existant :</text:p>
      <text:p text:style-name="Standard"/>
      <text:p text:style-name="Standard">Le modèle du graphe d'objets propre à Generic System est désormais allégé de la notion de noeud implicite, nécessaire jusqu'alors au bon fonctionnement du projet. Cette amélioration apporte un intérêt significatif, d'une part pour la simplification du modèle et d'autre part pour le gain de performance apporté.</text:p>
      <text:p text:style-name="Standard"/>
      <text:p text:style-name="Standard">Les dépendances étaient caractérisées dans le modèle précédent par la notion générale de <text:span text:style-name="T1">Side</text:span>, cette notion est désormais décomposée en <text:span text:style-name="T1">components</text:span> (relation de composition), en <text:span text:style-name="T1">directSupers</text:span> (relation d'héritage directe) et en interfaces.</text:p>
      <text:p text:style-name="Standard"/>
      <text:list xml:id="list20010217061" text:style-name="L2">
        <text:list-header>
          <text:p text:style-name="P3">2. Prise en compte de l'évolution des implémentations</text:p>
          <text:p text:style-name="P5"/>
        </text:list-header>
      </text:list>
      <text:p text:style-name="Standard">L'évolution du modèle a rendu obsolète certaines implémentations du noyau ; mon axe de travail s'est donc porté sur les implémentations suivantes :</text:p>
      <text:p text:style-name="Standard"/>
      <text:list xml:id="list2044591424" text:style-name="L3">
        <text:list-item>
          <text:p text:style-name="P4">Méthode <text:span text:style-name="T1">remove()</text:span>, il s'agit de la méthode de suppression des noeuds du graphe,</text:p>
        </text:list-item>
        <text:list-item>
          <text:p text:style-name="P4">Méthode <text:span text:style-name="T1">removeDependencies()</text:span>, il s'agit de la méthode de suppression des dépendances <text:tab/><text:tab/>associées à un noeud donné,</text:p>
        </text:list-item>
        <text:list-item>
          <text:p text:style-name="P4">Prise en compte la gestion des contraintes d'intégrité ainsi que des suppressions en <text:tab/><text:tab/><text:tab/>cascad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9T10:17:48</meta:creation-date>
    <meta:document-statistic meta:table-count="0" meta:image-count="0" meta:object-count="0" meta:page-count="1" meta:paragraph-count="14" meta:word-count="231" meta:character-count="1510" meta:non-whitespace-character-count="1285"/>
    <dc:date>2012-10-09T10:18:37</dc:date>
    <meta:editing-duration>PT49S</meta:editing-duration>
    <meta:editing-cycles>1</meta:editing-cycles>
    <meta:generator>LibreOffice/3.4$Unix LibreOffice_project/340m1$Build-502</meta:generator>
  </office:meta>
</office:document-meta>
</file>